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c915d" style:font-size-asian="10pt" style:font-weight-asian="normal" style:font-size-complex="10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7">Cod.</text:p>
          </table:table-cell>
          <table:table-cell table:style-name="Tabla1.A1" office:value-type="string">
            <text:p text:style-name="P7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1"/>
            <text:p text:style-name="P1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>
          <table:table-cell table:style-name="Tabla1.A1" office:value-type="string">
            <text:p text:style-name="P1"><text:placeholder text:placeholder-type="text">&lt;product.default_code&gt;</text:placeholder></text:p>
          </table:table-cell>
          <table:table-cell table:style-name="Tabla1.A1" office:value-type="string">
            <text:p text:style-name="P8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, contex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6-04-20T11:41:43.649522778</dc:date>
    <meta:editing-duration>PT10H41M57S</meta:editing-duration>
    <meta:editing-cycles>193</meta:editing-cycles>
    <meta:generator>LibreOffice/4.2.8.2$Linux_X86_64 LibreOffice_project/420m0$Build-2</meta:generator>
    <meta:document-statistic meta:table-count="1" meta:image-count="0" meta:object-count="0" meta:page-count="1" meta:paragraph-count="31" meta:word-count="100" meta:character-count="1066" meta:non-whitespace-character-count="995"/>
  </office:meta>
</office:document-meta>
</file>